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127fd"/>
    </style:style>
    <style:style style:name="P2" style:family="paragraph" style:parent-style-name="Text_20_body" style:list-style-name="L1">
      <style:text-properties officeooo:rsid="0012444f" officeooo:paragraph-rsid="0012444f"/>
    </style:style>
    <style:style style:name="P3" style:family="paragraph" style:parent-style-name="Text_20_body" style:list-style-name="L1">
      <style:text-properties officeooo:rsid="005d566d" officeooo:paragraph-rsid="005d566d"/>
    </style:style>
    <style:style style:name="P4" style:family="paragraph" style:parent-style-name="Text_20_body" style:list-style-name="L1">
      <style:text-properties officeooo:rsid="001127fd" officeooo:paragraph-rsid="001127fd"/>
    </style:style>
    <style:style style:name="P5" style:family="paragraph" style:parent-style-name="Text_20_body" style:list-style-name="L1">
      <style:text-properties officeooo:rsid="001127fd" officeooo:paragraph-rsid="005f7c76"/>
    </style:style>
    <style:style style:name="P6" style:family="paragraph" style:parent-style-name="Text_20_body" style:list-style-name="L1">
      <style:text-properties officeooo:rsid="001127fd" officeooo:paragraph-rsid="005ec7b0"/>
    </style:style>
    <style:style style:name="P7" style:family="paragraph" style:parent-style-name="Text_20_body" style:list-style-name="L1">
      <style:text-properties officeooo:rsid="006706f1" officeooo:paragraph-rsid="006706f1"/>
    </style:style>
    <style:style style:name="P8" style:family="paragraph" style:parent-style-name="Text_20_body" style:list-style-name="L1">
      <style:text-properties officeooo:rsid="0012444f" officeooo:paragraph-rsid="00685739"/>
    </style:style>
    <style:style style:name="P9" style:family="paragraph" style:parent-style-name="Text_20_body" style:list-style-name="L1">
      <style:text-properties officeooo:rsid="0061ef51" officeooo:paragraph-rsid="006706f1"/>
    </style:style>
    <style:style style:name="P10" style:family="paragraph" style:parent-style-name="Text_20_body" style:list-style-name="L1">
      <style:text-properties officeooo:rsid="006905f7" officeooo:paragraph-rsid="006905f7"/>
    </style:style>
    <style:style style:name="P11" style:family="paragraph" style:parent-style-name="Text_20_body" style:list-style-name="L1">
      <style:text-properties officeooo:rsid="0012444f" officeooo:paragraph-rsid="00636d98"/>
    </style:style>
    <style:style style:name="P12" style:family="paragraph" style:parent-style-name="Text_20_body" style:list-style-name="L2">
      <style:text-properties officeooo:rsid="0053e591" officeooo:paragraph-rsid="0053e591"/>
    </style:style>
    <style:style style:name="P13" style:family="paragraph" style:parent-style-name="Text_20_body" style:list-style-name="L2">
      <style:text-properties officeooo:rsid="00130b29" officeooo:paragraph-rsid="00130b29"/>
    </style:style>
    <style:style style:name="P14" style:family="paragraph" style:parent-style-name="Text_20_body" style:list-style-name="L2">
      <style:text-properties officeooo:rsid="005cd321" officeooo:paragraph-rsid="005cd321"/>
    </style:style>
    <style:style style:name="P15" style:family="paragraph" style:parent-style-name="Text_20_body" style:list-style-name="L2">
      <style:text-properties officeooo:rsid="00147e6a" officeooo:paragraph-rsid="00147e6a"/>
    </style:style>
    <style:style style:name="P16" style:family="paragraph" style:parent-style-name="Text_20_body" style:list-style-name="L2">
      <style:text-properties officeooo:rsid="005ade9b" officeooo:paragraph-rsid="006e518d"/>
    </style:style>
    <style:style style:name="P17" style:family="paragraph" style:parent-style-name="Text_20_body" style:list-style-name="L2">
      <style:text-properties officeooo:rsid="0015f4b8" officeooo:paragraph-rsid="0015f4b8"/>
    </style:style>
    <style:style style:name="P18" style:family="paragraph" style:parent-style-name="Text_20_body" style:list-style-name="L3">
      <style:text-properties officeooo:rsid="0018f9d2" officeooo:paragraph-rsid="0018f9d2"/>
    </style:style>
    <style:style style:name="P19" style:family="paragraph" style:parent-style-name="Text_20_body" style:list-style-name="L3">
      <style:text-properties officeooo:rsid="007108c6" officeooo:paragraph-rsid="007108c6"/>
    </style:style>
    <style:style style:name="P20" style:family="paragraph" style:parent-style-name="Text_20_body" style:list-style-name="L3">
      <style:text-properties officeooo:rsid="0018f9d2" officeooo:paragraph-rsid="0072cd90"/>
    </style:style>
    <style:style style:name="P21" style:family="paragraph" style:parent-style-name="Text_20_body" style:list-style-name="L3">
      <style:text-properties officeooo:rsid="0019f3a6" officeooo:paragraph-rsid="0019f3a6"/>
    </style:style>
    <style:style style:name="P22" style:family="paragraph" style:parent-style-name="Heading_20_1">
      <style:text-properties officeooo:paragraph-rsid="0019f3a6"/>
    </style:style>
    <style:style style:name="P23" style:family="paragraph" style:parent-style-name="Text_20_body" style:list-style-name="L4">
      <style:text-properties officeooo:rsid="001a34ff" officeooo:paragraph-rsid="001a34ff"/>
    </style:style>
    <style:style style:name="P24" style:family="paragraph" style:parent-style-name="Text_20_body" style:list-style-name="L4">
      <style:text-properties officeooo:rsid="001caed8" officeooo:paragraph-rsid="0076aa0a"/>
    </style:style>
    <style:style style:name="P25" style:family="paragraph" style:parent-style-name="Text_20_body" style:list-style-name="L4">
      <style:text-properties officeooo:rsid="007722e1" officeooo:paragraph-rsid="007722e1"/>
    </style:style>
    <style:style style:name="P26" style:family="paragraph" style:parent-style-name="Text_20_body" style:list-style-name="L4">
      <style:text-properties officeooo:rsid="0078295d" officeooo:paragraph-rsid="0078295d"/>
    </style:style>
    <style:style style:name="P27" style:family="paragraph" style:parent-style-name="Text_20_body" style:list-style-name="L4">
      <style:text-properties officeooo:rsid="001c50d8" officeooo:paragraph-rsid="001c50d8"/>
    </style:style>
    <style:style style:name="P28" style:family="paragraph" style:parent-style-name="Heading_20_1">
      <style:text-properties officeooo:paragraph-rsid="001da473"/>
    </style:style>
    <style:style style:name="P29" style:family="paragraph" style:parent-style-name="Text_20_body" style:list-style-name="L5">
      <style:text-properties officeooo:rsid="007948ef" officeooo:paragraph-rsid="007948ef"/>
    </style:style>
    <style:style style:name="P30" style:family="paragraph" style:parent-style-name="Text_20_body" style:list-style-name="L5">
      <style:text-properties officeooo:rsid="007ac464" officeooo:paragraph-rsid="007ac464"/>
    </style:style>
    <style:style style:name="P31" style:family="paragraph" style:parent-style-name="Text_20_body" style:list-style-name="L5">
      <style:text-properties officeooo:rsid="001f4fdf" officeooo:paragraph-rsid="001f4fdf"/>
    </style:style>
    <style:style style:name="P32" style:family="paragraph" style:parent-style-name="Text_20_body" style:list-style-name="L5">
      <style:text-properties officeooo:rsid="007d20c5" officeooo:paragraph-rsid="007d20c5"/>
    </style:style>
    <style:style style:name="P33" style:family="paragraph" style:parent-style-name="Text_20_body" style:list-style-name="L5">
      <style:text-properties officeooo:rsid="001f6f4c" officeooo:paragraph-rsid="005060f8"/>
    </style:style>
    <style:style style:name="P34" style:family="paragraph" style:parent-style-name="Text_20_body" style:list-style-name="L5">
      <style:text-properties officeooo:rsid="00791231" officeooo:paragraph-rsid="00791231"/>
    </style:style>
    <style:style style:name="P35" style:family="paragraph" style:parent-style-name="Heading_20_1">
      <style:text-properties officeooo:paragraph-rsid="0022b442"/>
    </style:style>
    <style:style style:name="P36" style:family="paragraph" style:parent-style-name="Text_20_body" style:list-style-name="L6">
      <style:text-properties officeooo:rsid="0024501d" officeooo:paragraph-rsid="007ee10b"/>
    </style:style>
    <style:style style:name="P37" style:family="paragraph" style:parent-style-name="Text_20_body" style:list-style-name="L6">
      <style:text-properties officeooo:rsid="0024501d" officeooo:paragraph-rsid="0024501d"/>
    </style:style>
    <style:style style:name="P38" style:family="paragraph" style:parent-style-name="Text_20_body" style:list-style-name="L6">
      <style:text-properties officeooo:rsid="0025a229" officeooo:paragraph-rsid="0025a229"/>
    </style:style>
    <style:style style:name="P39" style:family="paragraph" style:parent-style-name="Text_20_body" style:list-style-name="L6">
      <style:text-properties officeooo:rsid="007f63de" officeooo:paragraph-rsid="007f63de"/>
    </style:style>
    <style:style style:name="P40" style:family="paragraph" style:parent-style-name="Text_20_body" style:list-style-name="L6">
      <style:text-properties officeooo:rsid="0083712b" officeooo:paragraph-rsid="0083712b"/>
    </style:style>
    <style:style style:name="P41" style:family="paragraph" style:parent-style-name="Text_20_body" style:list-style-name="L6">
      <style:text-properties officeooo:rsid="00800400" officeooo:paragraph-rsid="00800400"/>
    </style:style>
    <style:style style:name="P42" style:family="paragraph" style:parent-style-name="Text_20_body" style:list-style-name="L6">
      <style:text-properties officeooo:rsid="0081b71b" officeooo:paragraph-rsid="0081b71b"/>
    </style:style>
    <style:style style:name="P43" style:family="paragraph" style:parent-style-name="Heading_20_1">
      <style:text-properties officeooo:paragraph-rsid="00280de6"/>
    </style:style>
    <style:style style:name="P44" style:family="paragraph" style:parent-style-name="Text_20_body" style:list-style-name="L7">
      <style:text-properties officeooo:rsid="00280de6" officeooo:paragraph-rsid="00280de6"/>
    </style:style>
    <style:style style:name="P45" style:family="paragraph" style:parent-style-name="Text_20_body" style:list-style-name="L7">
      <style:text-properties officeooo:rsid="00283cb2" officeooo:paragraph-rsid="00283cb2"/>
    </style:style>
    <style:style style:name="P46" style:family="paragraph" style:parent-style-name="Text_20_body" style:list-style-name="L7">
      <style:text-properties officeooo:rsid="00562e35" officeooo:paragraph-rsid="00562e35"/>
    </style:style>
    <style:style style:name="P47" style:family="paragraph" style:parent-style-name="Text_20_body" style:list-style-name="L7">
      <style:text-properties officeooo:rsid="00283cb2" officeooo:paragraph-rsid="00562e35"/>
    </style:style>
    <style:style style:name="P48" style:family="paragraph" style:parent-style-name="Text_20_body" style:list-style-name="L7">
      <style:text-properties officeooo:rsid="00295ecf" officeooo:paragraph-rsid="00295ecf"/>
    </style:style>
    <style:style style:name="P49" style:family="paragraph" style:parent-style-name="Heading_20_1">
      <style:text-properties officeooo:paragraph-rsid="002a935f"/>
    </style:style>
    <style:style style:name="P50" style:family="paragraph" style:parent-style-name="Text_20_body" style:list-style-name="L8">
      <style:text-properties officeooo:rsid="002cc11a" officeooo:paragraph-rsid="002cc11a"/>
    </style:style>
    <style:style style:name="P51" style:family="paragraph" style:parent-style-name="Text_20_body" style:list-style-name="L8">
      <style:text-properties officeooo:rsid="002fc664" officeooo:paragraph-rsid="002fc664"/>
    </style:style>
    <style:style style:name="P52" style:family="paragraph" style:parent-style-name="Text_20_body" style:list-style-name="L8">
      <style:text-properties officeooo:rsid="002e0257" officeooo:paragraph-rsid="002e0257"/>
    </style:style>
    <style:style style:name="P53" style:family="paragraph" style:parent-style-name="Text_20_body" style:list-style-name="L8">
      <style:text-properties officeooo:rsid="0059413a" officeooo:paragraph-rsid="0059413a"/>
    </style:style>
    <style:style style:name="P54" style:family="paragraph" style:parent-style-name="Heading_20_1">
      <style:text-properties officeooo:paragraph-rsid="00891eef"/>
    </style:style>
    <style:style style:name="P55" style:family="paragraph" style:parent-style-name="Text_20_body" style:list-style-name="L9">
      <style:text-properties officeooo:paragraph-rsid="00891eef"/>
    </style:style>
    <style:style style:name="P56" style:family="paragraph" style:parent-style-name="Text_20_body" style:list-style-name="L10"/>
    <style:style style:name="P57" style:family="paragraph" style:parent-style-name="Heading_20_1">
      <style:text-properties officeooo:paragraph-rsid="003fdea8"/>
    </style:style>
    <style:style style:name="P58" style:family="paragraph" style:parent-style-name="Text_20_body" style:list-style-name="L11">
      <style:text-properties officeooo:rsid="00416b00" officeooo:paragraph-rsid="00416b00"/>
    </style:style>
    <style:style style:name="P59" style:family="paragraph" style:parent-style-name="Text_20_body" style:list-style-name="L11">
      <style:text-properties officeooo:rsid="00405c43" officeooo:paragraph-rsid="00416b00"/>
    </style:style>
    <style:style style:name="P60" style:family="paragraph" style:parent-style-name="Text_20_body" style:list-style-name="L11">
      <style:text-properties officeooo:rsid="003fdea8" officeooo:paragraph-rsid="003fdea8"/>
    </style:style>
    <style:style style:name="P61" style:family="paragraph" style:parent-style-name="Text_20_body" style:list-style-name="L11">
      <style:text-properties officeooo:rsid="00454b13" officeooo:paragraph-rsid="00454b13"/>
    </style:style>
    <style:style style:name="P62" style:family="paragraph" style:parent-style-name="Text_20_body" style:list-style-name="L11">
      <style:text-properties officeooo:rsid="0046e30a" officeooo:paragraph-rsid="0046e30a"/>
    </style:style>
    <style:style style:name="P63" style:family="paragraph" style:parent-style-name="Text_20_body" style:list-style-name="L11">
      <style:text-properties officeooo:rsid="00470f50" officeooo:paragraph-rsid="00470f50"/>
    </style:style>
    <style:style style:name="P64" style:family="paragraph" style:parent-style-name="Heading_20_1">
      <style:text-properties officeooo:paragraph-rsid="00481803"/>
    </style:style>
    <style:style style:name="P65" style:family="paragraph" style:parent-style-name="Text_20_body" style:list-style-name="L12">
      <style:text-properties officeooo:rsid="0049032a" officeooo:paragraph-rsid="0049032a"/>
    </style:style>
    <style:style style:name="P66" style:family="paragraph" style:parent-style-name="Text_20_body" style:list-style-name="L12">
      <style:text-properties officeooo:rsid="004c88d1" officeooo:paragraph-rsid="004c88d1"/>
    </style:style>
    <style:style style:name="P67" style:family="paragraph" style:parent-style-name="Text_20_body" style:list-style-name="L12">
      <style:text-properties officeooo:rsid="004a53fc" officeooo:paragraph-rsid="004a53fc"/>
    </style:style>
    <style:style style:name="P68" style:family="paragraph" style:parent-style-name="Text_20_body" style:list-style-name="L12">
      <style:text-properties officeooo:rsid="0049a2aa" officeooo:paragraph-rsid="0049a2aa"/>
    </style:style>
    <style:style style:name="P69" style:family="paragraph" style:parent-style-name="Text_20_body" style:list-style-name="L12">
      <style:text-properties officeooo:rsid="0052c623" officeooo:paragraph-rsid="0052c623"/>
    </style:style>
    <style:style style:name="P70" style:family="paragraph" style:parent-style-name="Text_20_body" style:list-style-name="L12">
      <style:text-properties officeooo:rsid="0053e591" officeooo:paragraph-rsid="0053e591"/>
    </style:style>
    <style:style style:name="P71" style:family="paragraph" style:parent-style-name="Text_20_body" style:list-style-name="L12">
      <style:text-properties officeooo:rsid="0058298c" officeooo:paragraph-rsid="0058298c"/>
    </style:style>
    <style:style style:name="T1" style:family="text">
      <style:text-properties officeooo:rsid="005d874a"/>
    </style:style>
    <style:style style:name="T2" style:family="text">
      <style:text-properties officeooo:rsid="0065433e"/>
    </style:style>
    <style:style style:name="T3" style:family="text">
      <style:text-properties officeooo:rsid="0061ef51"/>
    </style:style>
    <style:style style:name="T4" style:family="text">
      <style:text-properties officeooo:rsid="006a2820"/>
    </style:style>
    <style:style style:name="T5" style:family="text">
      <style:text-properties officeooo:rsid="005cc3a8"/>
    </style:style>
    <style:style style:name="T6" style:family="text">
      <style:text-properties officeooo:rsid="004f021f"/>
    </style:style>
    <style:style style:name="T7" style:family="text">
      <style:text-properties officeooo:rsid="0072cd90"/>
    </style:style>
    <style:style style:name="T8" style:family="text">
      <style:text-properties officeooo:rsid="0075be10"/>
    </style:style>
    <style:style style:name="T9" style:family="text">
      <style:text-properties officeooo:rsid="0076aa0a"/>
    </style:style>
    <style:style style:name="T10" style:family="text">
      <style:text-properties officeooo:rsid="007f63de"/>
    </style:style>
    <style:style style:name="T11" style:family="text">
      <style:text-properties officeooo:rsid="0030fb88"/>
    </style:style>
    <style:style style:name="T12" style:family="text">
      <style:text-properties officeooo:rsid="0039b965"/>
    </style:style>
    <style:style style:name="T13" style:family="text">
      <style:text-properties officeooo:rsid="00470f50"/>
    </style:style>
    <style:style style:name="T14" style:family="text">
      <style:text-properties officeooo:rsid="0043600e"/>
    </style:style>
    <style:style style:name="T15" style:family="text">
      <style:text-properties officeooo:rsid="004c0832"/>
    </style:style>
    <style:style style:name="T16" style:family="text">
      <style:text-properties officeooo:rsid="004a53fc"/>
    </style:style>
    <style:style style:name="T17" style:family="text">
      <style:text-properties officeooo:rsid="005496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Intro to concurrency and the mutual exclusion problem</text:h>
      <text:list text:style-name="L1">
        <text:list-item>
          <text:p text:style-name="P2">Define: Multiple overlapping streams of program statements.</text:p>
          <text:list>
            <text:list-item>
              <text:p text:style-name="P3">Sequential vs <text:span text:style-name="T1">P</text:span>arallel vs Concurrent</text:p>
            </text:list-item>
          </text:list>
        </text:list-item>
        <text:list-item>
          <text:p text:style-name="P4">Motivation</text:p>
          <text:list>
            <text:list-item>
              <text:p text:style-name="P5">Exploitation</text:p>
            </text:list-item>
            <text:list-item>
              <text:p text:style-name="P5">Inherent</text:p>
            </text:list-item>
            <text:list-item>
              <text:p text:style-name="P6">Hidden (Virtual)</text:p>
            </text:list-item>
          </text:list>
        </text:list-item>
        <text:list-item>
          <text:p text:style-name="P7">Data race:</text:p>
          <text:list>
            <text:list-item>
              <text:p text:style-name="P8">Shared data</text:p>
            </text:list-item>
            <text:list-item>
              <text:p text:style-name="P9"><text:span text:style-name="T2">At least one write</text:span></text:p>
            </text:list-item>
          </text:list>
        </text:list-item>
        <text:list-item>
          <text:p text:style-name="P10">Critical Section:</text:p>
          <text:list>
            <text:list-item>
              <text:p text:style-name="P7">Mutual exclusion</text:p>
            </text:list-item>
          </text:list>
        </text:list-item>
        <text:list-item>
          <text:p text:style-name="P11"><text:span text:style-name="T3">Race condition:</text:span></text:p>
          <text:list>
            <text:list-item>
              <text:p text:style-name="P11"><text:span text:style-name="T4">I</text:span>nterleaving</text:p>
            </text:list-item>
          </text:list>
        </text:list-item>
      </text:list>
      <text:h text:style-name="Heading_20_1" text:outline-level="1" text:is-list-header="true">2. Synchronization</text:h>
      <text:list text:style-name="L2">
        <text:list-item>
          <text:p text:style-name="P12">Motivation → <text:span text:style-name="T5">Shared memory:</text:span></text:p>
          <text:list>
            <text:list-item>
              <text:p text:style-name="P12">Mutual exclusion.</text:p>
            </text:list-item>
            <text:list-item>
              <text:p text:style-name="P12">Visibility.</text:p>
            </text:list-item>
          </text:list>
        </text:list-item>
        <text:list-item>
          <text:p text:style-name="P13">Locks:</text:p>
          <text:list>
            <text:list-item>
              <text:p text:style-name="P13">Mutual exclusion, visibility, prevents reordering.</text:p>
            </text:list-item>
            <text:list-item>
              <text:p text:style-name="P14">Intrinsic locks.</text:p>
            </text:list-item>
            <text:list-item>
              <text:p text:style-name="P14">Reentrant lock.</text:p>
            </text:list-item>
          </text:list>
        </text:list-item>
        <text:list-item>
          <text:p text:style-name="P13">Monitors:</text:p>
          <text:list>
            <text:list-item>
              <text:p text:style-name="P15">Internal state, methods (mutex), condition variables.</text:p>
            </text:list-item>
            <text:list-item>
              <text:p text:style-name="P16">Implemented as classes in OO.</text:p>
            </text:list-item>
            <text:list-item>
              <text:p text:style-name="P15">Fairness.</text:p>
            </text:list-item>
          </text:list>
        </text:list-item>
        <text:list-item>
          <text:p text:style-name="P15">Semaphores:</text:p>
          <text:list>
            <text:list-item>
              <text:p text:style-name="P17">Permits.</text:p>
            </text:list-item>
            <text:list-item>
              <text:p text:style-name="P17">Limit concurrent access to shared ressource.</text:p>
            </text:list-item>
          </text:list>
        </text:list-item>
      </text:list>
      <text:h text:style-name="Heading_20_1" text:outline-level="1" text:is-list-header="true">3. Visibility</text:h>
      <text:list text:style-name="L3">
        <text:list-item>
          <text:p text:style-name="P18">Data dependencies – <text:span text:style-name="T6">Example</text:span></text:p>
        </text:list-item>
        <text:list-item>
          <text:p text:style-name="P19">Reordering - Example</text:p>
        </text:list-item>
        <text:list-item>
          <text:p text:style-name="P18">Happens before</text:p>
        </text:list-item>
        <text:list-item>
          <text:p text:style-name="P18">Volatile</text:p>
          <text:list>
            <text:list-item>
              <text:p text:style-name="P18">May not be reordered.</text:p>
            </text:list-item>
            <text:list-item>
              <text:p text:style-name="P20">Not stored in registers</text:p>
            </text:list-item>
            <text:list-item>
              <text:p text:style-name="P20"><text:span text:style-name="T7">Doesn’t </text:span>ensure mutex.</text:p>
            </text:list-item>
          </text:list>
        </text:list-item>
        <text:list-item>
          <text:p text:style-name="P21">Code printout and code from exercises.</text:p>
        </text:list-item>
      </text:list>
      <text:h text:style-name="P22" text:outline-level="1" text:is-list-header="true">4. Thread-safe classes</text:h>
      <text:list text:style-name="L4">
        <text:list-item>
          <text:p text:style-name="P23">Absence of data races on fields <text:span text:style-name="T8">and methods</text:span>.</text:p>
          <text:list>
            <text:list-item>
              <text:p text:style-name="P24">Class stat<text:span text:style-name="T9">e</text:span></text:p>
              <text:list>
                <text:list-item>
                  <text:p text:style-name="P25">Private fields.</text:p>
                </text:list-item>
                <text:list-item>
                  <text:p text:style-name="P25">Avoid fields from parent class.</text:p>
                </text:list-item>
              </text:list>
            </text:list-item>
            <text:list-item>
              <text:p text:style-name="P24">Escaping</text:p>
              <text:list>
                <text:list-item>
                  <text:p text:style-name="P25">Never return reference – Copy.</text:p>
                </text:list-item>
              </text:list>
            </text:list-item>
            <text:list-item>
              <text:p text:style-name="P24">(Safe) publication</text:p>
              <text:list>
                <text:list-item>
                  <text:p text:style-name="P25">Visibility issues.</text:p>
                </text:list-item>
                <text:list-item>
                  <text:p text:style-name="P25">Final, Volatile, Default values, Static, AtomicReference.</text:p>
                </text:list-item>
              </text:list>
            </text:list-item>
            <text:list-item>
              <text:p text:style-name="P24">Immutability</text:p>
              <text:list>
                <text:list-item>
                  <text:p text:style-name="P26">No modification to fields, Safe publication, State doesn’t escape.</text:p>
                </text:list-item>
              </text:list>
            </text:list-item>
            <text:list-item>
              <text:p text:style-name="P24">Mutual exclusion</text:p>
              <text:list>
                <text:list-item>
                  <text:p text:style-name="P26">Shared mutable state.</text:p>
                </text:list-item>
              </text:list>
            </text:list-item>
          </text:list>
        </text:list-item>
        <text:list-item>
          <text:p text:style-name="P27">Thread-safe program: race condition free.</text:p>
        </text:list-item>
      </text:list>
      <text:h text:style-name="P28" text:outline-level="1" text:is-list-header="true">5. Testing</text:h>
      <text:list text:style-name="L5">
        <text:list-item>
          <text:p text:style-name="P29">Undesired interleavings: counterexamples.</text:p>
        </text:list-item>
        <text:list-item>
          <text:p text:style-name="P30">Properties:</text:p>
          <text:list>
            <text:list-item>
              <text:p text:style-name="P31">Safety<text:tab/></text:p>
            </text:list-item>
            <text:list-item>
              <text:p text:style-name="P31">Liveness</text:p>
            </text:list-item>
          </text:list>
        </text:list-item>
        <text:list-item>
          <text:p text:style-name="P32">Strategies:</text:p>
          <text:list>
            <text:list-item>
              <text:p text:style-name="P33">Property</text:p>
            </text:list-item>
            <text:list-item>
              <text:p text:style-name="P33">Interface</text:p>
            </text:list-item>
            <text:list-item>
              <text:p text:style-name="P33">Barriers</text:p>
            </text:list-item>
            <text:list-item>
              <text:p text:style-name="P33">RepeatedTest(X)</text:p>
            </text:list-item>
          </text:list>
        </text:list-item>
        <text:list-item>
          <text:p text:style-name="P34">Deadlocks.</text:p>
        </text:list-item>
      </text:list>
      <text:h text:style-name="P35" text:outline-level="1" text:is-list-header="true">6. Performance measurements</text:h>
      <text:list text:style-name="L6">
        <text:list-item>
          <text:p text:style-name="P36">Exploitation.</text:p>
        </text:list-item>
        <text:list-item>
          <text:p text:style-name="P37">Time consuming tasks:</text:p>
          <text:list>
            <text:list-item>
              <text:p text:style-name="P37">Searching, computing prime numbers.</text:p>
            </text:list-item>
          </text:list>
        </text:list-item>
        <text:list-item>
          <text:p text:style-name="P37">Better research.</text:p>
        </text:list-item>
        <text:list-item>
          <text:p text:style-name="P38">Normal distribution – Standard deviation</text:p>
        </text:list-item>
        <text:list-item>
          <text:p text:style-name="P39"><text:soft-page-break/>Pitfalls:</text:p>
          <text:list>
            <text:list-item>
              <text:p text:style-name="P40">JIT.</text:p>
            </text:list-item>
            <text:list-item>
              <text:p text:style-name="P41">Iterations.</text:p>
            </text:list-item>
            <text:list-item>
              <text:p text:style-name="P41">Dead code.</text:p>
            </text:list-item>
            <text:list-item>
              <text:p text:style-name="P42">See Q7 pitfalls for more.</text:p>
            </text:list-item>
          </text:list>
        </text:list-item>
      </text:list>
      <text:h text:style-name="P43" text:outline-level="1" text:is-list-header="true">7. Performance and Scalability</text:h>
      <text:list text:style-name="L7">
        <text:list-item>
          <text:p text:style-name="P44">Executor, Future, and Threads</text:p>
        </text:list-item>
        <text:list-item>
          <text:p text:style-name="P44">Amdahl’s Law</text:p>
          <text:list>
            <text:list-item>
              <text:p text:style-name="P45">Speed up = 1 / (F + (1-F) / N)</text:p>
            </text:list-item>
          </text:list>
        </text:list-item>
        <text:list-item>
          <text:p text:style-name="P46">Pitfalls <text:span text:style-name="T10">(Loss)</text:span>:</text:p>
          <text:list>
            <text:list-item>
              <text:p text:style-name="P47">Starvation.</text:p>
            </text:list-item>
            <text:list-item>
              <text:p text:style-name="P47">Separation.</text:p>
            </text:list-item>
            <text:list-item>
              <text:p text:style-name="P47">Saturation.</text:p>
            </text:list-item>
            <text:list-item>
              <text:p text:style-name="P47">Braking.</text:p>
            </text:list-item>
          </text:list>
        </text:list-item>
        <text:list-item>
          <text:p text:style-name="P48">Locking large data structures – E.g. lock striping for hashmaps.</text:p>
        </text:list-item>
      </text:list>
      <text:h text:style-name="P49" text:outline-level="1" text:is-list-header="true">8. Lock-free Data Structures</text:h>
      <text:list text:style-name="L8">
        <text:list-item>
          <text:p text:style-name="P50">CAS typically faster, but higher memory usage.</text:p>
        </text:list-item>
        <text:list-item>
          <text:p text:style-name="P51">Lock-free data structures</text:p>
        </text:list-item>
        <text:list-item>
          <text:p text:style-name="P51">AtomicXX</text:p>
        </text:list-item>
        <text:list-item>
          <text:p text:style-name="P52">ABA problem</text:p>
        </text:list-item>
        <text:list-item>
          <text:p text:style-name="P53">Code printout and code from exercises.</text:p>
        </text:list-item>
      </text:list>
      <text:h text:style-name="P54" text:outline-level="1" text:is-list-header="true">9. Linearizability</text:h>
      <text:list text:style-name="L9">
        <text:list-item>
          <text:p text:style-name="P55">Motivation: Arguing about concurrent objects.</text:p>
        </text:list-item>
      </text:list>
      <text:list text:style-name="L10">
        <text:list-item>
          <text:p text:style-name="P56"><text:span text:style-name="T11">Sequential consistency </text:span>(show <text:span text:style-name="T12">example</text:span>).</text:p>
        </text:list-item>
        <text:list-item>
          <text:p text:style-name="P56">Linearizability</text:p>
          <text:list>
            <text:list-item>
              <text:p text:style-name="P56">Preserves real time order of execution.</text:p>
            </text:list-item>
            <text:list-item>
              <text:p text:style-name="P56">Linearization point.</text:p>
            </text:list-item>
            <text:list-item>
              <text:p text:style-name="P56">Object is linearizable iff. all executions are linearizable.</text:p>
            </text:list-item>
          </text:list>
        </text:list-item>
      </text:list>
      <text:h text:style-name="P57" text:outline-level="1" text:is-list-header="true">10. Streams</text:h>
      <text:list text:style-name="L11">
        <text:list-item>
          <text:p text:style-name="P58">Motivation:</text:p>
          <text:list>
            <text:list-item>
              <text:p text:style-name="P58">Exploitation.</text:p>
            </text:list-item>
            <text:list-item>
              <text:p text:style-name="P59">Embarrasingly parallel tasks.</text:p>
            </text:list-item>
          </text:list>
        </text:list-item>
        <text:list-item>
          <text:p text:style-name="P58"><text:span text:style-name="T13">Java</text:span> <text:span text:style-name="T13">S</text:span>treams – <text:span text:style-name="T13">Pull based:</text:span></text:p>
          <text:list>
            <text:list-item>
              <text:p text:style-name="P60">Sources – <text:span text:style-name="T14">parallelizeable – may be infinite.</text:span></text:p>
            </text:list-item>
            <text:list-item>
              <text:p text:style-name="P58">Intermediate – Lambda expressions.</text:p>
            </text:list-item>
            <text:list-item>
              <text:p text:style-name="P58">Terminal – <text:span text:style-name="T14">Laziness.</text:span></text:p>
            </text:list-item>
          </text:list>
        </text:list-item>
        <text:list-item>
          <text:p text:style-name="P61">Pitfalls:</text:p>
          <text:list>
            <text:list-item>
              <text:p text:style-name="P61">Stateful lambdas.</text:p>
            </text:list-item>
            <text:list-item>
              <text:p text:style-name="P61">Associativity in parallel reductions.</text:p>
            </text:list-item>
            <text:list-item>
              <text:p text:style-name="P61">Terminals on infinite streams.</text:p>
            </text:list-item>
          </text:list>
        </text:list-item>
        <text:list-item>
          <text:p text:style-name="P62">RxJava – <text:span text:style-name="T13">Push based:</text:span></text:p>
          <text:list>
            <text:list-item>
              <text:p text:style-name="P62">Oberservable</text:p>
            </text:list-item>
            <text:list-item>
              <text:p text:style-name="P62">Observer</text:p>
            </text:list-item>
            <text:list-item>
              <text:p text:style-name="P63">Backpressure</text:p>
            </text:list-item>
          </text:list>
        </text:list-item>
      </text:list>
      <text:h text:style-name="P64" text:outline-level="1" text:is-list-header="true">11. Message Passing</text:h>
      <text:list text:style-name="L12">
        <text:list-item>
          <text:p text:style-name="P65">Motivation:</text:p>
          <text:list>
            <text:list-item>
              <text:p text:style-name="P65">Shared state is dangerous – Especially mutable.</text:p>
            </text:list-item>
            <text:list-item>
              <text:p text:style-name="P65">Sharing through messages.</text:p>
            </text:list-item>
          </text:list>
        </text:list-item>
        <text:list-item>
          <text:p text:style-name="P65">Actor model - Actors:</text:p>
          <text:list>
            <text:list-item>
              <text:p text:style-name="P65">Build in message passing.</text:p>
            </text:list-item>
            <text:list-item>
              <text:p text:style-name="P66">Draw model.</text:p>
            </text:list-item>
            <text:list-item>
              <text:p text:style-name="P65">What is an actor?</text:p>
              <text:list>
                <text:list-item>
                  <text:p text:style-name="P67">Sequential unit of computation (<text:span text:style-name="T15">abstraction of </text:span>thread).</text:p>
                </text:list-item>
                <text:list-item>
                  <text:p text:style-name="P65"><text:span text:style-name="T16">Actions: </text:span>Receive, Send, Create, Change.</text:p>
                </text:list-item>
                <text:list-item>
                  <text:p text:style-name="P65">Mail address, Local state, Mailbox.</text:p>
                </text:list-item>
              </text:list>
            </text:list-item>
            <text:list-item>
              <text:p text:style-name="P68">Messages:</text:p>
              <text:list>
                <text:list-item>
                  <text:p text:style-name="P68">No guarantee of order.</text:p>
                </text:list-item>
                <text:list-item>
                  <text:p text:style-name="P68">Send is non-blocking – receive is blocking.</text:p>
                </text:list-item>
              </text:list>
            </text:list-item>
          </text:list>
        </text:list-item>
        <text:list-item>
          <text:p text:style-name="P69">Topology:</text:p>
          <text:list>
            <text:list-item>
              <text:p text:style-name="P69">Number of actors.</text:p>
            </text:list-item>
            <text:list-item>
              <text:p text:style-name="P69">Communication between actors.</text:p>
            </text:list-item>
            <text:list-item>
              <text:p text:style-name="P70">Static <text:span text:style-name="T17">vs. Dynamic.</text:span></text:p>
            </text:list-item>
            <text:list-item>
              <text:p text:style-name="P71">Load Balancing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fo:font-weight="bold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1:58:57.607866794</meta:creation-date>
    <dc:date>2025-01-09T22:00:05.875217311</dc:date>
    <meta:editing-duration>PT10H57M27S</meta:editing-duration>
    <meta:editing-cycles>87</meta:editing-cycles>
    <meta:generator>LibreOffice/24.8.3.2$Linux_X86_64 LibreOffice_project/480$Build-2</meta:generator>
    <meta:document-statistic meta:table-count="0" meta:image-count="0" meta:object-count="0" meta:page-count="2" meta:paragraph-count="133" meta:word-count="518" meta:character-count="3098" meta:non-whitespace-character-count="2822"/>
  </office:meta>
</office:document-meta>
</file>